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T1" style:family="text">
      <style:text-properties officeooo:rsid="001449ee"/>
    </style:style>
    <style:style style:name="T2" style:family="text">
      <style:text-properties officeooo:rsid="00163e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pyright © 201<text:span text:style-name="T2">6</text:span> András Varga and OpenSim Lt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2-25T17:05:35</meta:creation-date>
    <dc:date>2016-02-29T17:01:09.570726512</dc:date>
    <meta:editing-duration>PT4M19S</meta:editing-duration>
    <meta:editing-cycles>6</meta:editing-cycles>
    <meta:generator>LibreOffice/5.0.5.2$Linux_X86_64 LibreOffice_project/00m0$Build-2</meta:generator>
    <meta:document-statistic meta:table-count="0" meta:image-count="0" meta:object-count="0" meta:page-count="1" meta:paragraph-count="1" meta:word-count="8" meta:character-count="46" meta:non-whitespace-character-count="39"/>
  </office:meta>
</office:document-meta>
</file>